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Mono" svg:font-family="'Liberation Mono'"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Liberation Sans" fo:font-size="14pt" style:text-underline-style="solid" style:text-underline-width="auto" style:text-underline-color="font-color" officeooo:rsid="000946bf" officeooo:paragraph-rsid="000946bf" style:font-size-asian="12.25pt" style:font-size-complex="14pt"/>
    </style:style>
    <style:style style:name="P2" style:family="paragraph" style:parent-style-name="Standard">
      <style:paragraph-properties fo:line-height="150%" fo:text-align="start" style:justify-single-word="false"/>
      <style:text-properties officeooo:paragraph-rsid="00116f47"/>
    </style:style>
    <style:style style:name="P3" style:family="paragraph" style:parent-style-name="Standard">
      <style:paragraph-properties fo:line-height="150%" fo:text-align="start" style:justify-single-word="false"/>
      <style:text-properties officeooo:rsid="0014daf5" officeooo:paragraph-rsid="0014daf5"/>
    </style:style>
    <style:style style:name="P4" style:family="paragraph" style:parent-style-name="Standard">
      <style:paragraph-properties fo:line-height="150%" fo:text-align="start" style:justify-single-word="false"/>
      <style:text-properties officeooo:rsid="001a69ea" officeooo:paragraph-rsid="001a69ea"/>
    </style:style>
    <style:style style:name="T1" style:family="text">
      <style:text-properties style:font-name="Liberation Sans" fo:font-size="12pt" style:text-underline-style="none" style:font-size-asian="10.5pt" style:font-size-complex="12pt"/>
    </style:style>
    <style:style style:name="T2" style:family="text">
      <style:text-properties style:font-name="Liberation Sans" fo:font-size="12pt" style:text-underline-style="none" officeooo:rsid="000946bf" style:font-size-asian="10.5pt" style:font-size-complex="12pt"/>
    </style:style>
    <style:style style:name="T3" style:family="text">
      <style:text-properties style:font-name="Liberation Sans" fo:font-size="12pt" style:text-underline-style="none" officeooo:rsid="0009efc9" style:font-size-asian="10.5pt" style:font-size-complex="12pt"/>
    </style:style>
    <style:style style:name="T4" style:family="text">
      <style:text-properties style:font-name="Liberation Sans" fo:font-size="12pt" style:text-underline-style="none" officeooo:rsid="000e2a6b" style:font-size-asian="10.5pt" style:font-size-complex="12pt"/>
    </style:style>
    <style:style style:name="T5" style:family="text">
      <style:text-properties style:font-name="Liberation Sans" fo:font-size="12pt" style:text-underline-style="none" officeooo:rsid="00105c2e" style:font-size-asian="10.5pt" style:font-size-complex="12pt"/>
    </style:style>
    <style:style style:name="T6" style:family="text">
      <style:text-properties style:font-name="Liberation Sans" fo:font-size="12pt" style:text-underline-style="none" officeooo:rsid="00116f47" style:font-size-asian="10.5pt" style:font-size-complex="12pt"/>
    </style:style>
    <style:style style:name="T7" style:family="text">
      <style:text-properties style:font-name="Liberation Sans" fo:font-size="12pt" style:text-underline-style="none" officeooo:rsid="0011f462" style:font-size-asian="10.5pt" style:font-size-complex="12pt"/>
    </style:style>
    <style:style style:name="T8" style:family="text">
      <style:text-properties style:font-name="Liberation Sans" fo:font-size="12pt" style:text-underline-style="none" officeooo:rsid="0012251c" style:font-size-asian="10.5pt" style:font-size-complex="12pt"/>
    </style:style>
    <style:style style:name="T9" style:family="text">
      <style:text-properties style:font-name="Liberation Sans" fo:font-size="12pt" style:text-underline-style="none" officeooo:rsid="0013a6f6" style:font-size-asian="10.5pt" style:font-size-complex="12pt"/>
    </style:style>
    <style:style style:name="T10" style:family="text">
      <style:text-properties style:font-name="Liberation Sans" fo:font-size="12pt" style:text-underline-style="none" officeooo:rsid="001659fa" style:font-size-asian="10.5pt" style:font-size-complex="12pt"/>
    </style:style>
    <style:style style:name="T11" style:family="text">
      <style:text-properties style:font-name="Liberation Sans" fo:font-size="12pt" style:text-underline-style="none" officeooo:rsid="001666ca" style:font-size-asian="10.5pt" style:font-size-complex="12pt"/>
    </style:style>
    <style:style style:name="T12" style:family="text">
      <style:text-properties style:font-name="Liberation Sans" fo:font-size="12pt" style:text-underline-style="none" officeooo:rsid="0018e7b0" style:font-size-asian="10.5pt" style:font-size-complex="12pt"/>
    </style:style>
    <style:style style:name="T13" style:family="text">
      <style:text-properties style:font-name="Liberation Sans" fo:font-size="12pt" style:text-underline-style="none" officeooo:rsid="001a69ea" style:font-size-asian="10.5pt" style:font-size-complex="12pt"/>
    </style:style>
    <style:style style:name="T14" style:family="text">
      <style:text-properties style:font-name="Liberation Sans" fo:font-size="12pt" style:text-underline-style="none" officeooo:rsid="001b8656" style:font-size-asian="10.5pt" style:font-size-complex="12pt"/>
    </style:style>
    <style:style style:name="T15" style:family="text">
      <style:text-properties style:font-name="Liberation Sans" fo:font-size="12pt" style:text-underline-style="none" officeooo:rsid="001d0948" style:font-size-asian="10.5pt" style:font-size-complex="12pt"/>
    </style:style>
    <style:style style:name="T16" style:family="text">
      <style:text-properties style:font-name="Liberation Sans" fo:font-size="12pt" style:text-underline-style="none" officeooo:rsid="001e6d3f"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lauf eines VoIP-Anrufs</text:p>
      <text:p text:style-name="P1"/>
      <text:p text:style-name="P2"><text:span text:style-name="T2">Zuerst muss sich ein Teilnehmer mit seinem Endgerät beim Registrar des SIP-Providers anmelden. Der Registrar gibt die IP-Adresse des </text:span><text:span text:style-name="T3">Clients zusammen mit der SIP-URI an den Location-Service weiter, welcher über die zu einer SIP-Adresse gehörigen IP-Adressen Buch führt. SIP-Adressen sind als Unique Ressource Identifier (URI) aufgebaut und ähneln prinzipiell denen einer Email. Sie haben beispielhaft die Form “sip:</text:span><text:a xlink:type="simple" xlink:href="mailto:user123@domain456.org" text:style-name="Internet_20_link" text:visited-style-name="Visited_20_Internet_20_Link">user123@domain456.org</text:a><text:span text:style-name="T3">”, es wird also das Protokoll angegeben, dann der Username bei einem Provider und schließlich durch das “@” getrennt die Domäne des Anbieters.</text:span></text:p>
      <text:p text:style-name="P2"><text:span text:style-name="T3">Möchte man als Nutzer statt einer SIP-Adresse eine herkömmliche Telefonnummer </text:span><text:span text:style-name="T4">wählen</text:span><text:span text:style-name="T3">, so w</text:span><text:span text:style-name="T4">ird</text:span><text:span text:style-name="T3"> dafür das E.164 number to URI mapping (ENUM) benutz</text:span><text:span text:style-name="T4">t. Dabei werden alle nicht-Ziffern entfernt, die Reihenfolge der Zahlen wird vertauscht und durch Punkte getrennt. Nun hängt man ans Ende noch “e164.arpa” und kann </text:span><text:span text:style-name="T5">für diese Adresse dann eine DNS-Anfrage nach einem NAPTR Resource Record stellen. Aus “+49 6421 201-1710” würde somit “0.1.7.1.1.0.2.1.2.4.6.9.4.e164.arpa” werden und DNS könnte dann z.B. “sip:</text:span><text:a xlink:type="simple" xlink:href="mailto:office@ksm-mr.de" text:style-name="Internet_20_link" text:visited-style-name="Visited_20_Internet_20_Link">office@ksm-mr.de</text:a><text:span text:style-name="T5">” zurückliefern.</text:span></text:p>
      <text:p text:style-name="P2"><text:span text:style-name="T6">Der User Agent Client schickt nun einen </text:span><text:span text:style-name="T8">Invite-</text:span><text:span text:style-name="T6">Request an den SIP-Proxy seines Providers. Aufgabe des Proxys ist es, diese Anfrage </text:span><text:span text:style-name="T7">an einen anderen Proxy weiterzuleiten, wenn das gewünschte Ziel nicht durch den Location-Service der eigenen Domäne auffindbar ist. Proxies dienen somit der Weitervermittlung näher in Richtung Ziel hin. </text:span><text:span text:style-name="T16">Ein Proxy kann auch einen Redirect generieren, indem er dem Anfragenden mitteilt, an wen er stattdessen seinen Request soll, was natürlich auch die Adresse des Ziels selbst sein kann. </text:span><text:span text:style-name="T8">Ist die Anfrage nun an der gewünschten SIP-Adresse angekommen und der Angerufene nimmt ab, so wird ein OK-Response </text:span><text:span text:style-name="T9">über die Proxy-Strecke zurück zum Anrufer gesendet. Dieser bestätigt das Ganze nochmal mit “ACK” und der Austausch von RTP-Streams </text:span><text:span text:style-name="T13">als peer2peer-Verbindung</text:span><text:span text:style-name="T9"> kann somit starten. Die beiden Teilnehmer habe vorher in ihren SIP-Nachrichten bekanntgegeben, welche Medienformate sie unterstützen, und dieses Spezifizieren nennt man Session Description Protocol (SDP).</text:span></text:p>
      <text:p text:style-name="P3"><text:span text:style-name="T9">E</text:span><text:span text:style-name="T1">in RTP-Paket beinhaltet die kodierten Audio-Daten und wird über UDP transportiert, da man es sich nicht leisten kann, </text:span><text:span text:style-name="T10">verloren gegangene Pakete erneut zu senden. </text:span><text:span text:style-name="T11">Nachdem die Audio-Übertragung bereits läuft, dient SIP nur noch dazu, Änderungsanf</text:span><text:span text:style-name="T12">ragen für die</text:span><text:span text:style-name="T11"> laufende </text:span><text:soft-page-break/><text:span text:style-name="T11">S</text:span><text:span text:style-name="T12">itzung</text:span><text:span text:style-name="T11"> durchzuführen. Dazu gehören z.B. </text:span><text:span text:style-name="T15">das Abfragen von Optionen und </text:span><text:span text:style-name="T11">auch das Beenden der Konferenz per “BYE”.</text:span></text:p>
      <text:p text:style-name="P4"><text:span text:style-name="T11">A</text:span><text:span text:style-name="T1">lle SIP-Pakete werden nun direkt zwischen den Teilnehmern ausgetauscht und nehmen nicht den Umweg über Proxy-Server, da die IP-Adressen ja inzwischen bekannt sind. Um sich gegenseitig Rückmeldung darüber zu geben, wie gut die </text:span><text:span text:style-name="T14">momentane Gesprächsqualität ist, wird das Real-time Transport Control Protocol (RTCP) verwendet. Wenn ein Peer nun die Nachricht erhält, dass die Verbindung schlecht sei, so kann er entscheiden, z.B. auf einen sparsameren Codec zu wechseln. RTCP dient also zur Realisierung von Quality-of-Service (Q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Mono" svg:font-family="'Liberation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Mono" style:font-size-asian="10.5pt" style:language-asian="zh" style:country-asian="CN" style:font-name-complex="Liberation Mon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Mono" style:font-size-asian="10.5pt" style:language-asian="zh" style:country-asian="CN" style:font-name-complex="Liberation Mono"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Mono" style:font-family-asian="'Liberation Mono'" style:font-family-generic-asian="system" style:font-pitch-asian="variable" style:font-size-asian="14pt" style:font-name-complex="Liberation Mono" style:font-family-complex="'Liberation Mon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09:35:34.338930565</meta:creation-date>
    <dc:date>2020-11-03T11:47:30.998083601</dc:date>
    <meta:editing-duration>PT59M22S</meta:editing-duration>
    <meta:editing-cycles>14</meta:editing-cycles>
    <meta:generator>LibreOffice/6.3.6.2$Linux_X86_64 LibreOffice_project/30$Build-2</meta:generator>
    <meta:document-statistic meta:table-count="0" meta:image-count="0" meta:object-count="0" meta:page-count="2" meta:paragraph-count="6" meta:word-count="427" meta:character-count="3039" meta:non-whitespace-character-count="2618"/>
  </office:meta>
</office:document-meta>
</file>